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 Sans" svg:font-family="'Open Sans', sans-serif"/>
    <style:font-face style:name="OpenSymbol" svg:font-family="OpenSymbol, 'Arial Unicode MS'"/>
    <style:font-face style:name="Symbol" svg:font-family="Symbol"/>
    <style:font-face style:name="Wingdings" svg:font-family="Wingdings"/>
    <style:font-face style:name="arial" svg:font-family="arial, sans-serif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035in"/>
    </style:style>
    <style:style style:name="Table3.C" style:family="table-column">
      <style:table-column-properties style:column-width="2.4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 style:master-page-name="">
      <style:table-properties style:width="6.9313in" style:page-number="auto" fo:break-before="auto" fo:break-after="auto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" style:family="table">
      <style:table-properties style:width="6.9313in" table:align="left" style:writing-mode="lr-tb"/>
    </style:style>
    <style:style style:name="Table9.A" style:family="table-column">
      <style:table-column-properties style:column-width="0.025in"/>
    </style:style>
    <style:style style:name="Table9.B" style:family="table-column">
      <style:table-column-properties style:column-width="4.5035in"/>
    </style:style>
    <style:style style:name="Table9.C" style:family="table-column">
      <style:table-column-properties style:column-width="2.4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9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P8" style:family="paragraph" style:parent-style-name="Standard" style:list-style-name="WW8Num1">
      <style:text-properties officeooo:paragraph-rsid="0024b24c"/>
    </style:style>
    <style:style style:name="P9" style:family="paragraph" style:parent-style-name="Standard" style:list-style-name="WW8Num1">
      <style:text-properties officeooo:paragraph-rsid="002e6747"/>
    </style:style>
    <style:style style:name="P10" style:family="paragraph" style:parent-style-name="Standard" style:list-style-name="WW8Num1">
      <style:text-properties style:font-name="Times New Roman" fo:font-style="normal" fo:font-weight="bold" officeooo:paragraph-rsid="002e6747" style:font-name-asian="Times New Roman" style:font-style-asian="normal" style:font-weight-asian="bold" style:font-name-complex="Times New Roman" style:font-style-complex="normal" style:font-weight-complex="bold"/>
    </style:style>
    <style:style style:name="P11" style:family="paragraph" style:parent-style-name="Standard">
      <style:text-properties style:font-name="Times New Roman" style:font-name-asian="Times New Roman" style:font-name-complex="Times New Roman"/>
    </style:style>
    <style:style style:name="P12" style:family="paragraph" style:parent-style-name="Standard" style:list-style-name="WW8Num1">
      <style:text-properties style:font-name="Times New Roman" style:font-name-asian="Times New Roman" style:font-name-complex="Times New Roman"/>
    </style:style>
    <style:style style:name="P13" style:family="paragraph" style:parent-style-name="Standard" style:list-style-name="WW8Num1">
      <style:text-properties style:font-name="Times New Roman" officeooo:paragraph-rsid="0024b24c" style:font-name-asian="Times New Roman" style:font-name-complex="Times New Roman"/>
    </style:style>
    <style:style style:name="P14" style:family="paragraph" style:parent-style-name="Standard" style:list-style-name="WW8Num1">
      <style:text-properties style:font-name="Times New Roman" officeooo:paragraph-rsid="00274c0a" style:font-name-asian="Times New Roman" style:font-name-complex="Times New Roman"/>
    </style:style>
    <style:style style:name="P15" style:family="paragraph" style:parent-style-name="Standard" style:list-style-name="WW8Num1">
      <style:text-properties style:font-name="Times New Roman" officeooo:paragraph-rsid="002e6747" style:font-name-asian="Times New Roman" style:font-name-complex="Times New Roman"/>
    </style:style>
    <style:style style:name="P16" style:family="paragraph" style:parent-style-name="Standard">
      <style:text-properties style:font-name="Times New Roman" officeooo:paragraph-rsid="0023048a" style:font-name-asian="Times New Roman" style:font-name-complex="Times New Roman"/>
    </style:style>
    <style:style style:name="P17" style:family="paragraph" style:parent-style-name="Standard" style:list-style-name="WW8Num1">
      <style:text-properties style:font-name="Times New Roman" officeooo:rsid="0024b24c" officeooo:paragraph-rsid="0024b24c" style:font-name-asian="Times New Roman" style:font-name-complex="Times New Roman"/>
    </style:style>
    <style:style style:name="P18" style:family="paragraph" style:parent-style-name="Standard" style:list-style-name="WW8Num1">
      <style:text-properties style:font-name="Times New Roman" officeooo:rsid="0024b24c" officeooo:paragraph-rsid="0031ce70" style:font-name-asian="Times New Roman" style:font-name-complex="Times New Roman"/>
    </style:style>
    <style:style style:name="P19" style:family="paragraph" style:parent-style-name="Standard" style:list-style-name="WW8Num1">
      <style:text-properties style:font-name="Times New Roman" officeooo:rsid="00266c5f" officeooo:paragraph-rsid="00266c5f" style:font-name-asian="Times New Roman" style:font-name-complex="Times New Roman"/>
    </style:style>
    <style:style style:name="P20" style:family="paragraph" style:parent-style-name="Standard" style:list-style-name="WW8Num1">
      <style:text-properties style:font-name="Times New Roman" officeooo:rsid="00274c0a" officeooo:paragraph-rsid="0029277b" style:font-name-asian="Times New Roman" style:font-name-complex="Times New Roman"/>
    </style:style>
    <style:style style:name="P21" style:family="paragraph" style:parent-style-name="Standard" style:list-style-name="WW8Num1">
      <style:text-properties style:font-name="Times New Roman" officeooo:rsid="00274c0a" officeooo:paragraph-rsid="002c6e1d" style:font-name-asian="Times New Roman" style:font-name-complex="Times New Roman"/>
    </style:style>
    <style:style style:name="P22" style:family="paragraph" style:parent-style-name="Standard">
      <style:text-properties style:font-name="Times New Roman" officeooo:paragraph-rsid="002e6747" style:font-name-asian="Times New Roman" style:font-name-complex="Times New Roman"/>
    </style:style>
    <style:style style:name="P23" style:family="paragraph" style:parent-style-name="Standard" style:list-style-name="WW8Num1">
      <style:text-properties style:font-name="Times New Roman" officeooo:rsid="002e6747" officeooo:paragraph-rsid="002e6747" style:font-name-asian="Times New Roman" style:font-name-complex="Times New Roman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26" style:family="paragraph" style:parent-style-name="Standard" style:list-style-name="WW8Num2"/>
    <style:style style:name="P27" style:family="paragraph" style:parent-style-name="Standard" style:list-style-name="WW8Num3">
      <style:text-properties officeooo:paragraph-rsid="00147c92"/>
    </style:style>
    <style:style style:name="P28" style:family="paragraph" style:parent-style-name="Standard" style:list-style-name="WW8Num3">
      <style:text-properties officeooo:paragraph-rsid="0031ce70"/>
    </style:style>
    <style:style style:name="P29" style:family="paragraph" style:parent-style-name="Standard" style:list-style-name="WW8Num3">
      <style:text-properties officeooo:paragraph-rsid="003405de"/>
    </style:style>
    <style:style style:name="P30" style:family="paragraph" style:parent-style-name="Standard" style:list-style-name="WW8Num3">
      <style:text-properties officeooo:rsid="00147c92" officeooo:paragraph-rsid="00147c92"/>
    </style:style>
    <style:style style:name="P31" style:family="paragraph" style:parent-style-name="Standard" style:list-style-name="WW8Num3">
      <style:text-properties style:text-line-through-style="none" style:text-line-through-type="none" style:font-name="Times New Roman" style:text-underline-style="none" officeooo:paragraph-rsid="003405de" style:font-name-complex="Times New Roman"/>
    </style:style>
    <style:style style:name="P32" style:family="paragraph" style:parent-style-name="Standard">
      <style:paragraph-properties style:snap-to-layout-grid="false"/>
    </style:style>
    <style:style style:name="P33" style:family="paragraph" style:parent-style-name="Standard">
      <style:paragraph-properties style:snap-to-layout-grid="false"/>
      <style:text-properties officeooo:paragraph-rsid="0023048a"/>
    </style:style>
    <style:style style:name="P34" style:family="paragraph" style:parent-style-name="Standard">
      <style:paragraph-properties style:snap-to-layout-grid="false"/>
      <style:text-properties officeooo:paragraph-rsid="0024b24c"/>
    </style:style>
    <style:style style:name="P35" style:family="paragraph" style:parent-style-name="Standard">
      <style:paragraph-properties style:snap-to-layout-grid="false"/>
      <style:text-properties officeooo:paragraph-rsid="002e6747"/>
    </style:style>
    <style:style style:name="P36" style:family="paragraph" style:parent-style-name="Standard">
      <style:paragraph-properties fo:text-align="center" style:justify-single-word="false"/>
      <style:text-properties officeooo:paragraph-rsid="002f9ae6"/>
    </style:style>
    <style:style style:name="P37" style:family="paragraph" style:parent-style-name="Standard">
      <style:text-properties officeooo:paragraph-rsid="0031ce70"/>
    </style:style>
    <style:style style:name="P38" style:family="paragraph" style:parent-style-name="Standard" style:list-style-name="WW8Num3">
      <style:text-properties officeooo:rsid="0031ce70" officeooo:paragraph-rsid="0031ce70"/>
    </style:style>
    <style:style style:name="P39" style:family="paragraph" style:parent-style-name="Standard" style:list-style-name="WW8Num3">
      <style:text-properties fo:color="#000000" style:text-line-through-style="none" style:text-line-through-type="none" style:font-name="Times New Roman" style:text-underline-style="none" officeooo:paragraph-rsid="003405de" style:font-name-complex="Times New Roman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Times New Roman" fo:font-weight="bold" officeooo:paragraph-rsid="0023048a" style:font-name-asian="Times New Roman" style:font-weight-asian="bold" style:font-name-complex="Times New Roman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Times New Roman" fo:font-weight="bold" officeooo:paragraph-rsid="0024b24c" style:font-name-asian="Times New Roman" style:font-weight-asian="bold" style:font-name-complex="Times New Roman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Times New Roman" fo:font-weight="bold" officeooo:paragraph-rsid="002e6747" style:font-name-asian="Times New Roman" style:font-weight-asian="bold" style:font-name-complex="Times New Roman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weight="bold" officeooo:rsid="0024b24c" officeooo:paragraph-rsid="0024b24c" style:font-name-asian="Times New Roman" style:font-weight-asian="bold" style:font-name-complex="Times New Roman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officeooo:paragraph-rsid="0024b24c" style:font-name-asian="Times New Roman" style:font-name-complex="Times New Roman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officeooo:paragraph-rsid="002e6747" style:font-name-asian="Times New Roman" style:font-name-complex="Times New Roman"/>
    </style:style>
    <style:style style:name="P49" style:family="paragraph" style:parent-style-name="Table_20_Contents">
      <style:paragraph-properties fo:text-align="end" style:justify-single-word="false"/>
      <style:text-properties style:font-name="Times New Roman" officeooo:paragraph-rsid="0023048a" style:font-name-asian="Times New Roman" style:font-name-complex="Times New Roman"/>
    </style:style>
    <style:style style:name="P50" style:family="paragraph" style:parent-style-name="Table_20_Contents">
      <style:paragraph-properties fo:text-align="end" style:justify-single-word="false"/>
      <style:text-properties style:font-name="Times New Roman" officeooo:paragraph-rsid="0024b24c" style:font-name-asian="Times New Roman" style:font-name-complex="Times New Roman"/>
    </style:style>
    <style:style style:name="P51" style:family="paragraph" style:parent-style-name="Table_20_Contents">
      <style:paragraph-properties fo:text-align="end" style:justify-single-word="false"/>
      <style:text-properties style:font-name="Times New Roman" officeooo:paragraph-rsid="002e6747" style:font-name-asian="Times New Roman" style:font-name-complex="Times New Roman"/>
    </style:style>
    <style:style style:name="P52" style:family="paragraph" style:parent-style-name="Table_20_Contents">
      <style:paragraph-properties fo:text-align="start" style:justify-single-word="false"/>
      <style:text-properties officeooo:rsid="0024b24c" officeooo:paragraph-rsid="0024b24c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text-underline-style="none" officeooo:rsid="00147c92" style:font-name-asian="Times New Roman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size-asian="12pt" style:font-name-complex="WenQuanYi Zen Hei Mono" style:font-size-complex="12pt"/>
    </style:style>
    <style:style style:name="T4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5" style:family="text">
      <style:text-properties style:font-name="WenQuanYi Zen Hei Mono" style:text-underline-style="none" style:font-name-complex="WenQuanYi Zen Hei Mono"/>
    </style:style>
    <style:style style:name="T6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7" style:family="text">
      <style:text-properties fo:color="#000000" style:font-name="Times New Roman" style:text-underline-style="none" style:font-name-asian="Times New Roman" style:font-name-complex="Times New Roman"/>
    </style:style>
    <style:style style:name="T8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9" style:family="text">
      <style:text-properties fo:color="#000000" style:text-position="super 58%" style:font-name="Times New Roman" style:text-underline-style="none" officeooo:rsid="00307dcd" style:font-name-asian="Times New Roman" style:font-name-complex="Times New Roman"/>
    </style:style>
    <style:style style:name="T10" style:family="text">
      <style:text-properties fo:color="#000000" style:text-position="super 58%" style:font-name="Times New Roman" style:text-underline-style="none" officeooo:rsid="0031ce70" style:font-name-asian="Times New Roman" style:font-name-complex="Times New Roman"/>
    </style:style>
    <style:style style:name="T11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officeooo:rsid="0031ce7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14" style:family="text">
      <style:text-properties style:font-name="Times New Roman" style:font-name-asian="Times New Roman" style:font-name-complex="Times New Roman"/>
    </style:style>
    <style:style style:name="T15" style:family="text">
      <style:text-properties style:font-name="Times New Roman" officeooo:rsid="00147c92" style:font-name-asian="Times New Roman" style:font-name-complex="Times New Roman"/>
    </style:style>
    <style:style style:name="T16" style:family="text">
      <style:text-properties style:font-name="Times New Roman" officeooo:rsid="00213e09" style:font-name-asian="Times New Roman" style:font-name-complex="Times New Roman"/>
    </style:style>
    <style:style style:name="T17" style:family="text">
      <style:text-properties style:font-name="Times New Roman" officeooo:rsid="0024b24c" style:font-name-asian="Times New Roman" style:font-name-complex="Times New Roman"/>
    </style:style>
    <style:style style:name="T18" style:family="text">
      <style:text-properties style:font-name="Times New Roman" officeooo:rsid="0029277b" style:font-name-asian="Times New Roman" style:font-name-complex="Times New Roman"/>
    </style:style>
    <style:style style:name="T19" style:family="text">
      <style:text-properties style:font-name="Times New Roman" officeooo:rsid="002c6e1d" style:font-name-asian="Times New Roman" style:font-name-complex="Times New Roman"/>
    </style:style>
    <style:style style:name="T20" style:family="text">
      <style:text-properties style:font-name="Times New Roman" officeooo:rsid="00307dcd" style:font-name-asian="Times New Roman" style:font-name-complex="Times New Roman"/>
    </style:style>
    <style:style style:name="T2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2" style:family="text">
      <style:text-properties style:font-name="Times New Roman" style:text-underline-style="none" style:font-name-complex="Times New Roman"/>
    </style:style>
    <style:style style:name="T23" style:family="text">
      <style:text-properties style:font-name="Times New Roman" style:text-underline-style="none" style:font-name-asian="Times New Roman" style:font-name-complex="Times New Roman"/>
    </style:style>
    <style:style style:name="T24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5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6" style:family="text">
      <style:text-properties style:text-position="super 58%"/>
    </style:style>
    <style:style style:name="T27" style:family="text">
      <style:text-properties style:text-position="super 58%" style:font-name="Times New Roman" style:font-name-asian="Times New Roman" style:font-name-complex="Times New Roman"/>
    </style:style>
    <style:style style:name="T28" style:family="text">
      <style:text-properties style:text-position="super 58%" style:font-name="Times New Roman" officeooo:rsid="00147c92" style:font-name-asian="Times New Roman" style:font-name-complex="Times New Roman"/>
    </style:style>
    <style:style style:name="T29" style:family="text">
      <style:text-properties style:text-position="super 58%" style:font-name="Times New Roman" officeooo:rsid="00159f6c" style:font-name-asian="Times New Roman" style:font-name-complex="Times New Roman"/>
    </style:style>
    <style:style style:name="T30" style:family="text">
      <style:text-properties style:text-position="super 58%" style:font-name="Times New Roman" officeooo:rsid="0031ce70" style:font-name-asian="Times New Roman" style:font-name-complex="Times New Roman"/>
    </style:style>
    <style:style style:name="T31" style:family="text">
      <style:text-properties style:text-position="super 58%" style:font-name="Times New Roman" officeooo:rsid="002c6e1d" style:font-name-asian="Times New Roman" style:font-name-complex="Times New Roman"/>
    </style:style>
    <style:style style:name="T32" style:family="text">
      <style:text-properties style:text-position="super 58%" officeooo:rsid="0031ce70"/>
    </style:style>
    <style:style style:name="T33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34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35" style:family="text">
      <style:text-properties style:text-line-through-style="none" style:text-line-through-type="none" style:font-name="WenQuanYi Zen Hei Mono" style:text-underline-style="none" officeooo:rsid="003405de" style:font-name-complex="WenQuanYi Zen Hei Mono"/>
    </style:style>
    <style:style style:name="T36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37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size-asian="12pt" style:font-style-asian="normal" style:font-weight-asian="normal" style:font-name-complex="WenQuanYi Zen Hei Mono" style:font-style-complex="normal" style:font-weight-complex="normal"/>
    </style:style>
    <style:style style:name="T38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name-asian="Times New Roman" style:font-size-asian="12pt" style:font-style-asian="normal" style:font-weight-asian="normal" style:font-name-complex="WenQuanYi Zen Hei Mono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text-position="0% 100%" style:font-name="Times New Roman" fo:font-size="12pt" fo:font-style="normal" style:text-underline-style="none" fo:font-weight="normal" officeooo:rsid="00266c5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font-name="Times New Roman" style:text-underline-style="none" style:font-name-complex="Times New Roman"/>
    </style:style>
    <style:style style:name="T42" style:family="text">
      <style:text-properties officeooo:rsid="00213e09"/>
    </style:style>
    <style:style style:name="T43" style:family="text">
      <style:text-properties style:text-position="0% 100%" style:font-name="Times New Roman" officeooo:rsid="00213e09" style:font-name-asian="Times New Roman" style:font-name-complex="Times New Roman"/>
    </style:style>
    <style:style style:name="T44" style:family="text">
      <style:text-properties style:text-position="0% 100%" style:font-name="Times New Roman" officeooo:rsid="0023048a" style:font-name-asian="Times New Roman" style:font-name-complex="Times New Roman"/>
    </style:style>
    <style:style style:name="T45" style:family="text">
      <style:text-properties style:text-position="0% 100%" style:font-name="Times New Roman" officeooo:rsid="0024b24c" style:font-name-asian="Times New Roman" style:font-name-complex="Times New Roman"/>
    </style:style>
    <style:style style:name="T46" style:family="text">
      <style:text-properties style:text-position="0% 100%" style:font-name="Times New Roman" officeooo:rsid="002c6e1d" style:font-name-asian="Times New Roman" style:font-name-complex="Times New Roman"/>
    </style:style>
    <style:style style:name="T47" style:family="text">
      <style:text-properties style:text-position="0% 100%" style:font-name="Times New Roman" officeooo:rsid="0031ce70" style:font-name-asian="Times New Roman" style:font-name-complex="Times New Roman"/>
    </style:style>
    <style:style style:name="T48" style:family="text">
      <style:text-properties officeooo:rsid="0023048a"/>
    </style:style>
    <style:style style:name="T49" style:family="text">
      <style:text-properties style:font-name="WenQuanYi Zen Hei Mono" style:text-underline-style="none" style:font-name-complex="Times New Roman"/>
    </style:style>
    <style:style style:name="T50" style:family="text">
      <style:text-properties style:font-name="WenQuanYi Zen Hei Mono" style:text-underline-style="none" officeooo:rsid="00147c92" style:font-name-complex="Times New Roman"/>
    </style:style>
    <style:style style:name="T51" style:family="text">
      <style:text-properties style:font-name="WenQuanYi Zen Hei Mono" style:text-underline-style="none" style:font-name-complex="WenQuanYi Zen Hei Mono"/>
    </style:style>
    <style:style style:name="T52" style:family="text">
      <style:text-properties officeooo:rsid="0024b24c"/>
    </style:style>
    <style:style style:name="T53" style:family="text">
      <style:text-properties officeooo:rsid="00266c5f"/>
    </style:style>
    <style:style style:name="T54" style:family="text">
      <style:text-properties officeooo:rsid="00274c0a"/>
    </style:style>
    <style:style style:name="T55" style:family="text">
      <style:text-properties fo:font-variant="normal" fo:text-transform="none" fo:font-size="12pt" fo:letter-spacing="normal" fo:font-style="normal" fo:font-weight="normal" officeooo:rsid="0013dc65" style:font-name-complex="Arial"/>
    </style:style>
    <style:style style:name="T56" style:family="text">
      <style:text-properties fo:font-variant="normal" fo:text-transform="none" style:font-name="Arial" fo:font-size="12pt" fo:letter-spacing="normal" fo:font-style="normal" fo:font-weight="normal" officeooo:rsid="0013dc65" style:font-name-complex="Arial"/>
    </style:style>
    <style:style style:name="T57" style:family="text">
      <style:text-properties officeooo:rsid="0027c05a"/>
    </style:style>
    <style:style style:name="T58" style:family="text">
      <style:text-properties officeooo:rsid="0029277b"/>
    </style:style>
    <style:style style:name="T59" style:family="text">
      <style:text-properties officeooo:rsid="002ab3c3"/>
    </style:style>
    <style:style style:name="T60" style:family="text">
      <style:text-properties officeooo:rsid="002c6e1d"/>
    </style:style>
    <style:style style:name="T61" style:family="text">
      <style:text-properties officeooo:rsid="002f9ae6"/>
    </style:style>
    <style:style style:name="T62" style:family="text">
      <style:text-properties officeooo:rsid="00307dcd"/>
    </style:style>
    <style:style style:name="T63" style:family="text">
      <style:text-properties officeooo:rsid="003405de"/>
    </style:style>
    <style:style style:name="T64" style:family="text">
      <style:text-properties style:font-name="Arial" style:font-name-complex="Arial"/>
    </style:style>
    <style:style style:name="T65" style:family="text">
      <style:text-properties style:font-name="Arial" officeooo:rsid="0013dc65" style:font-name-complex="Arial"/>
    </style:style>
    <style:style style:name="T66" style:family="text">
      <style:text-properties style:font-name-complex="Arial"/>
    </style:style>
    <style:style style:name="T67" style:family="text">
      <style:text-properties officeooo:rsid="0013dc65" style:font-name-complex="Ari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hun-Yi Jheng</text:p>
      <text:p text:style-name="P36"><text:span text:style-name="Internet_20_link"><text:span text:style-name="T2">m</text:span></text:span><text:a xlink:type="simple" xlink:href="mailto:M157q.tw@gmail.com" text:style-name="Internet_20_link" text:visited-style-name="Visited_20_Internet_20_Link"><text:span text:style-name="Internet_20_link"><text:span text:style-name="T1">157q.tw@gmail.com</text:span></text:span></text:a><text:span text:style-name="T3"> |</text:span><text:span text:style-name="T4"> </text:span><text:a xlink:type="simple" xlink:href="https://blog.m157q.tw/" text:style-name="Internet_20_link" text:visited-style-name="Visited_20_Internet_20_Link"><text:span text:style-name="Internet_20_link"><text:span text:style-name="T1">https://</text:span></text:span></text:a><text:a xlink:type="simple" xlink:href="https://blog.m157q.tw/" text:style-name="Internet_20_link" text:visited-style-name="Visited_20_Internet_20_Link"><text:span text:style-name="Internet_20_link"><text:span text:style-name="T2">blog.m157q.tw</text:span></text:span></text:a><text:span text:style-name="Internet_20_link"><text:span text:style-name="T6"> | </text:span></text:span><text:span text:style-name="Internet_20_link"><text:span text:style-name="T13">https://www.linkedin.com/in/shunyi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SUMMARY</text:p>
          </table:table-cell>
        </table:table-row>
      </table:table>
      <text:p text:style-name="P37"><text:span text:style-name="T17">K</text:span><text:span text:style-name="T14">eep participating conferences </text:span><text:span text:style-name="T15">and meetups</text:span><text:span text:style-name="T14"> in Taiwan since entered college.</text:span><text:span text:style-name="T27">[1] </text:span><text:span text:style-name="T18">Like</text:span><text:span text:style-name="T14"> to share what I've learned </text:span><text:span text:style-name="T16">by giving </text:span><text:span text:style-name="T17">t</text:span><text:span text:style-name="T16">alks in confs or meetups</text:span><text:span text:style-name="T14">.</text:span><text:span text:style-name="T27">[</text:span><text:span text:style-name="T28">2</text:span><text:span text:style-name="T27">]</text:span><text:span text:style-name="T14"> </text:span><text:span text:style-name="T17">K</text:span><text:span text:style-name="T15">eep writing notes after learned or solved some</text:span><text:span text:style-name="T17">thing</text:span><text:span text:style-name="T15">.</text:span><text:span text:style-name="T28">[3]</text:span><text:span text:style-name="T15"> </text:span><text:span text:style-name="T17">W</text:span><text:span text:style-name="T16">as</text:span><text:span text:style-name="T14"> a member of BambooFox team </text:span><text:span text:style-name="T16">in NCTU: </text:span><text:span text:style-name="T19">p</text:span><text:span text:style-name="T16">layed </text:span><text:span text:style-name="T17">some </text:span><text:span text:style-name="T16">CTF competitions and learned some attack and defense concepts and tec</text:span><text:span text:style-name="T17">h</text:span><text:span text:style-name="T16">niques</text:span><text:span text:style-name="T14">.</text:span><text:span text:style-name="T27">[</text:span><text:span text:style-name="T29">4</text:span><text:span text:style-name="T27">] </text:span><text:span text:style-name="T43">Now, mainly focus on DevOps skills, </text:span><text:span text:style-name="T44">improv</text:span><text:span text:style-name="T47">ing</text:span><text:span text:style-name="T44"> </text:span><text:span text:style-name="T45">the </text:span><text:span text:style-name="T44">performance of web services, </text:span><text:span text:style-name="T46">wri</text:span><text:span text:style-name="T47">ting</text:span><text:span text:style-name="T46"> efficient</text:span><text:span text:style-name="T44"> </text:span><text:span text:style-name="T46">and readable code </text:span><text:span text:style-name="T47">and love Python</text:span><text:span text:style-name="T46">.</text:span><text:span text:style-name="T31">[</text:span><text:span text:style-name="T30">5</text:span><text:span text:style-name="T31">]</text:span><text:span text:style-name="T46"> </text:span></text:p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24">EXPERIENCE<text:span text:style-name="T48">S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46">Tagtoo</text:p>
          </table:table-cell>
          <table:table-cell table:style-name="Table9.A2" office:value-type="string">
            <text:p text:style-name="P43"><text:span text:style-name="T52">Taipei</text:span>, Taiwan</text:p>
          </table:table-cell>
        </table:table-row>
        <table:table-row table:style-name="Table9.1">
          <table:table-cell table:style-name="Table9.A2" office:value-type="string">
            <text:p text:style-name="P33"/>
          </table:table-cell>
          <table:table-cell table:style-name="Table9.A2" office:value-type="string">
            <text:p text:style-name="P52"><text:span text:style-name="T14">DevOps &amp; Web services Architect</text:span></text:p>
          </table:table-cell>
          <table:table-cell table:style-name="Table9.A2" office:value-type="string">
            <text:p text:style-name="P49"><text:span text:style-name="T52">January</text:span> 201<text:span text:style-name="T52">6</text:span> － <text:span text:style-name="T52">November</text:span> <text:span text:style-name="T52">2017</text:span></text:p>
          </table:table-cell>
        </table:table-row>
      </table:table>
      <text:list xml:id="list2056588804" text:style-name="WW8Num1">
        <text:list-item>
          <text:p text:style-name="P8"><text:span text:style-name="T14">Save 70% cloud platform service fee </text:span><text:span text:style-name="T20">in 3 months after onsite</text:span><text:span text:style-name="T14">.</text:span></text:p>
        </text:list-item>
        <text:list-item>
          <text:p text:style-name="P17">Speed up testings on Travis CI up to 6 times faster. (90 mins to 15 mins)</text:p>
        </text:list-item>
        <text:list-item>
          <text:p text:style-name="P17">Reorganize the service architecture to make the data flow be unified and more easy to be traced when error happens.</text:p>
        </text:list-item>
        <text:list-item>
          <text:p text:style-name="P18">Fixed the bug of travis-ci/dpl (written in Ruby) to make it able to deploy to Google App Engine again.<text:span text:style-name="T26">[</text:span><text:span text:style-name="T32">6</text:span><text:span text:style-name="T26">]</text:span> </text:p>
        </text:list-item>
        <text:list-item>
          <text:p text:style-name="P17">Add an auto deployment process of web-frontend assets to CDN for every active project.</text:p>
        </text:list-item>
        <text:list-item>
          <text:p text:style-name="P17">Improve the process of collecting user tracking data which uses Google App Engine running with MapReduce and saved the data into Google BigQuery up to 33% faster.</text:p>
        </text:list-item>
        <text:list-item>
          <text:p text:style-name="P17">Draw a picture of <text:span text:style-name="T59">all web</text:span> services and let other engineer colleagues know <text:span text:style-name="T59">the relations of them.</text:span></text:p>
        </text:list-item>
        <text:list-item>
          <text:p text:style-name="P17">Help colleagues (engineer and non-engineer) solving problems and knowing what the other is talking about.</text:p>
        </text:list-item>
        <text:list-item>
          <text:p text:style-name="P20">Tech stacks: Python (Django, Flask, Celery), <text:span text:style-name="T58">Container (</text:span>Docker, Kubernetes<text:span text:style-name="T58">)</text:span>, <text:span text:style-name="T58">Databases (MySQL, SQLite, Redis), Services (</text:span>Google Cloud Platform, <text:span text:style-name="T58">CloudFlare, </text:span>Travis CI, <text:span text:style-name="T58">GitHub, Trello, Slack), Git</text:span>.</text:p>
        </text:list-item>
      </text:list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41">Computer Center of Dept. Computer Science, NCTU</text:p>
          </table:table-cell>
          <table:table-cell table:style-name="Table4.A1" office:value-type="string">
            <text:p text:style-name="P44">Hsinchu, Taiwan</text:p>
          </table:table-cell>
        </table:table-row>
        <table:table-row table:style-name="Table4.1">
          <table:table-cell table:style-name="Table4.A2" office:value-type="string">
            <text:p text:style-name="P34"/>
          </table:table-cell>
          <table:table-cell table:style-name="Table4.A2" office:value-type="string">
            <text:p text:style-name="P47">Linux, Web <text:span text:style-name="T54">&amp; PC</text:span> team</text:p>
          </table:table-cell>
          <table:table-cell table:style-name="Table4.A2" office:value-type="string">
            <text:p text:style-name="P50">August 2013 － July 2015</text:p>
          </table:table-cell>
        </table:table-row>
      </table:table>
      <text:list xml:id="list225533501632943" text:continue-numbering="true" text:style-name="WW8Num1">
        <text:list-item>
          <text:p text:style-name="P13"><text:span text:style-name="T42">Undergraduate t</text:span>eaching assistant of Computer System/Network Administration courses.</text:p>
        </text:list-item>
        <text:list-item>
          <text:p text:style-name="P23">Pratical experiences including: <text:span text:style-name="T61">legacy system improvement, database migrations, web development.</text:span></text:p>
        </text:list-item>
        <text:list-item>
          <text:p text:style-name="P21">Tech stacks: <text:span text:style-name="T58">Linux (Arch, Debian, Gentoo, Ubuntu),</text:span> <text:span text:style-name="T58">FreeBSD, Bash, VMware, Xen, </text:span>Btrfs, ZFS, PHP (Yii, CodeIgniter), <text:span text:style-name="T62">Python, Perl,</text:span> MySQL, Clonezilla,<text:span text:style-name="T58"> Hardware Operations.</text:span></text:p>
          <text:p text:style-name="P13"/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0">Open House, NCTU</text:p>
          </table:table-cell>
          <table:table-cell table:style-name="Table3.A1" office:value-type="string">
            <text:p text:style-name="P2">Hsinchu, Taiwan</text:p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"><text:span text:style-name="T14">IT team</text:span></text:p>
          </table:table-cell>
          <table:table-cell table:style-name="Table3.A1" office:value-type="string">
            <text:p text:style-name="P3">September 2012 － May 2014</text:p>
          </table:table-cell>
        </table:table-row>
      </table:table>
      <text:list xml:id="list225534150912672" text:continue-numbering="true" text:style-name="WW8Num1">
        <text:list-item>
          <text:p text:style-name="P14"><text:span text:style-name="T54">Improved communication skill by writing code based on the demands of non-engineer colleages.</text:span></text:p>
        </text:list-item>
        <text:list-item>
          <text:p text:style-name="P12">Refactored and modulized the legacy code <text:span text:style-name="T57">to</text:span> <text:span text:style-name="T62">make</text:span> successors focus on writing new features.</text:p>
        </text:list-item>
        <text:list-item>
          <text:p text:style-name="P19">Tech stacks: PHP (Yii), Arch Linux, Nginx, Apache, <text:span text:style-name="T54">QEMU, ZFS, MySQL, mdadm, crontab, Git.</text:span></text:p>
        </text:list-item>
      </text:list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5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2">National Chiao Tung University</text:p>
          </table:table-cell>
          <table:table-cell table:style-name="Table2.A2" office:value-type="string">
            <text:p text:style-name="P45">Hsinchu, Taiwan</text:p>
          </table:table-cell>
        </table:table-row>
        <table:table-row table:style-name="Table2.1"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48">Bachelor of Computer Science</text:p>
          </table:table-cell>
          <table:table-cell table:style-name="Table2.A2" office:value-type="string">
            <text:p text:style-name="P51">September 2011 － June 2015</text:p>
          </table:table-cell>
        </table:table-row>
      </table:table>
      <text:list xml:id="list225533275849641" text:continue-numbering="true" text:style-name="WW8Num1">
        <text:list-item>
          <text:p text:style-name="P9"><text:span text:style-name="T25">Information and Communication Security Credit Programme</text:span></text:p>
        </text:list-item>
        <text:list-item>
          <text:p text:style-name="P10">Relevant Coursework</text:p>
          <text:list>
            <text:list-item>
              <text:p text:style-name="P15">Computer System/Network Administration (A+), FOSS and Project Collaboration (A+)</text:p>
            </text:list-item>
          </text:list>
        </text:list-item>
      </text:list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4">PROJECT<text:span text:style-name="T60">S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1"><text:span text:style-name="Internet_20_link"><text:span text:style-name="T7">Android Repackaged App Detection System</text:span></text:span><text:span text:style-name="Internet_20_link"><text:span text:style-name="T8">[</text:span></text:span><text:span text:style-name="Internet_20_link"><text:span text:style-name="T10">7</text:span></text:span><text:span text:style-name="Internet_20_link"><text:span text:style-name="T9">]</text:span></text:span></text:p>
          </table:table-cell>
          <table:table-cell table:style-name="Table5.A2" office:value-type="string">
            <text:p text:style-name="P3">August 2013 － January 2015</text:p>
          </table:table-cell>
        </table:table-row>
      </table:table>
      <text:list xml:id="list225532379968524" text:continue-numbering="true" text:style-name="WW8Num1">
        <text:list-item>
          <text:p text:style-name="P17"><text:span text:style-name="T54">Program slicing, subgraph isomorphism, o</text:span>bfuscation tricks <text:span text:style-name="T53">and Android app reversing.</text:span></text:p>
        </text:list-item>
        <text:list-item>
          <text:p text:style-name="P19">Tech stacks: Python (NetworkX, Scrapy), JavaScript (Node.js, D3.js), Perl, Java (SAAF), smali, <text:span text:style-name="T54">Git.</text:span>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HONORS</text:p>
          </table:table-cell>
        </table:table-row>
      </table:table>
      <text:list xml:id="list3504301547" text:style-name="WW8Num2">
        <text:list-item>
          <text:p text:style-name="P26"><text:span text:style-name="T14">2015 4</text:span><text:span text:style-name="T27">th</text:span><text:span text:style-name="T14"> place in Taiwan Student Cluster Competition.</text:span><text:span text:style-name="T27">[</text:span><text:span text:style-name="T30">8</text:span><text:span text:style-name="T27">]</text:span></text:p>
        </text:list-item>
        <text:list-item>
          <text:p text:style-name="P26"><text:span text:style-name="T14">2013 5</text:span><text:span text:style-name="T27">th</text:span><text:span text:style-name="T14"> <text:s/>place in Golden Shield Information Security Contest.</text:span><text:span text:style-name="T27">[</text:span><text:span text:style-name="T30">9</text:span><text:span text:style-name="T27">]</text:span></text:p>
        </text:list-item>
      </text:list>
      <text:p text:style-name="P6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SKILLS</text:p>
          </table:table-cell>
        </table:table-row>
      </table:table>
      <text:p text:style-name="Standard"><text:span text:style-name="T21">Languages:</text:span><text:span text:style-name="T14"> English (TOEIC 840/990 </text:span><text:span text:style-name="T17">in 2011</text:span><text:span text:style-name="T14">, GEPT High-Intermediate </text:span><text:span text:style-name="T17">prelim in 2011</text:span><text:span text:style-name="T14">), Mandarin</text:span></text:p>
      <text:p text:style-name="Standard"><text:span text:style-name="T14"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REFERENCES</text:p>
          </table:table-cell>
        </table:table-row>
      </table:table>
      <text:list xml:id="list2547088379" text:style-name="WW8Num3">
        <text:list-item>
          <text:p text:style-name="P30"><text:a xlink:type="simple" xlink:href="https://blog.m157q.tw/category/confmeetup/" text:style-name="Internet_20_link" text:visited-style-name="Visited_20_Internet_20_Link"><text:span text:style-name="T49">https://blog.m157q.tw/category/confmeetup/</text:span></text:a></text:p>
        </text:list-item>
        <text:list-item>
          <text:p text:style-name="P30"><text:a xlink:type="simple" xlink:href="https://blog.m157q.tw/category/talk/" text:style-name="Internet_20_link" text:visited-style-name="Visited_20_Internet_20_Link"><text:span text:style-name="T49">https://blog.m157q.tw/category/talk/</text:span></text:a></text:p>
        </text:list-item>
        <text:list-item>
          <text:p text:style-name="P27"><text:a xlink:type="simple" xlink:href="https://blog.m157q.tw/category/note/" text:style-name="Internet_20_link" text:visited-style-name="Visited_20_Internet_20_Link"><text:span text:style-name="T50">https://blog.m157q.tw/category/note/</text:span></text:a></text:p>
        </text:list-item>
        <text:list-item>
          <text:p text:style-name="P28"><text:span text:style-name="T22">BambooFox</text:span></text:p>
          <text:list>
            <text:list-item>
              <text:p text:style-name="P28"><text:a xlink:type="simple" xlink:href="https://ctftime.org/team/9871" text:style-name="Internet_20_link" text:visited-style-name="Visited_20_Internet_20_Link"><text:span text:style-name="Internet_20_link"><text:span text:style-name="T5">https://ctftime.org/team/9871</text:span></text:span></text:a></text:p>
            </text:list-item>
            <text:list-item>
              <text:p text:style-name="P28"><text:span text:style-name="T22">A security team consists of NCTU students and alumni, mainly focusing on CTF competitions and security related issues.</text:span></text:p>
            </text:list-item>
          </text:list>
        </text:list-item>
        <text:list-item>
          <text:p text:style-name="P38"><text:span text:style-name="T22">Some of my side projects written in Python:</text:span></text:p>
          <text:list>
            <text:list-item>
              <text:p text:style-name="P29"><text:a xlink:type="simple" xlink:href="https://github.com/M157q/zdict" text:style-name="Internet_20_link" text:visited-style-name="Visited_20_Internet_20_Link"><text:span text:style-name="Internet_20_link"><text:span text:style-name="T34">https://github.com/M157q/zdict</text:span></text:span></text:a></text:p>
              <text:list>
                <text:list-item>
                  <text:p text:style-name="P31">A <text:span text:style-name="T63">cross-platform </text:span>CLI <text:span text:style-name="T63">tool to query </text:span>online dictionar<text:span text:style-name="T63">ies with Docker and syntax highlighting support.</text:span></text:p>
                </text:list-item>
              </text:list>
            </text:list-item>
            <text:list-item>
              <text:p text:style-name="P29"><text:a xlink:type="simple" xlink:href="https://github.com/M157q/gettitle" text:style-name="Internet_20_link" text:visited-style-name="Visited_20_Internet_20_Link"><text:span text:style-name="Internet_20_link"><text:span text:style-name="T34">https://github.com/M157q/gettitle</text:span></text:span></text:a></text:p>
              <text:list>
                <text:list-item>
                  <text:p text:style-name="P31">A CLI tool to get the title of the webpage <text:span text:style-name="T63">with JavaScript support by using Selenium</text:span>.</text:p>
                </text:list-item>
              </text:list>
            </text:list-item>
            <text:list-item>
              <text:p text:style-name="P29"><text:a xlink:type="simple" xlink:href="https://github.com/M157q/hor2vec" text:style-name="Internet_20_link" text:visited-style-name="Visited_20_Internet_20_Link"><text:span text:style-name="Internet_20_link"><text:span text:style-name="T34">https://github.com/M157q/</text:span></text:span></text:a><text:a xlink:type="simple" xlink:href="https://github.com/M157q/hor2vec" text:style-name="Internet_20_link" text:visited-style-name="Visited_20_Internet_20_Link"><text:span text:style-name="Internet_20_link"><text:span text:style-name="T35">hor2vec</text:span></text:span></text:a></text:p>
              <text:list>
                <text:list-item>
                  <text:p text:style-name="P39"><text:span text:style-name="T66">A CLI tool </text:span><text:span text:style-name="T67">to c</text:span><text:span text:style-name="T55">hange your horizontal pure text to vertical with some options.</text:span></text:p>
                </text:list-item>
              </text:list>
            </text:list-item>
          </text:list>
        </text:list-item>
        <text:list-item>
          <text:p text:style-name="P28"><text:a xlink:type="simple" xlink:href="https://github.com/travis-ci/dpl/pulls?utf8=✓&amp;q=is%3Apr+is%3Aclose+author%3AM157q" text:style-name="Internet_20_link" text:visited-style-name="Visited_20_Internet_20_Link"><text:span text:style-name="Internet_20_link"><text:span text:style-name="T37">https://github.com/travis-ci/dpl/pulls?utf8=%E2%9C%93&amp;q=is%3Apr+is%3Aclose+author%3AM157q</text:span></text:span></text:a></text:p>
          <text:list>
            <text:list-item>
              <text:p text:style-name="P28"><text:span text:style-name="Internet_20_link"><text:span text:style-name="T12">Shortened URL</text:span></text:span><text:span text:style-name="Internet_20_link"><text:span text:style-name="T11">:</text:span></text:span><text:span text:style-name="Internet_20_link"><text:span text:style-name="T39"> </text:span></text:span><text:a xlink:type="simple" xlink:href="https://goo.gl/Gzz6m2" text:style-name="Internet_20_link" text:visited-style-name="Visited_20_Internet_20_Link"><text:span text:style-name="Internet_20_link"><text:span text:style-name="T38">https://goo.gl/Gzz6m2</text:span></text:span></text:a></text:p>
            </text:list-item>
          </text:list>
        </text:list-item>
        <text:list-item>
          <text:p text:style-name="P28"><text:a xlink:type="simple" xlink:href="https://github.com/M157q/Android-Repackaged-App-Detection-System" text:style-name="Internet_20_link" text:visited-style-name="Visited_20_Internet_20_Link"><text:span text:style-name="Internet_20_link"><text:span text:style-name="T37">https://github.com/M157q/Android-Repackaged-App-Detection-System</text:span></text:span></text:a></text:p>
          <text:list>
            <text:list-item>
              <text:p text:style-name="P28"><text:span text:style-name="Strong_20_Emphasis"><text:span text:style-name="T40">Slides: </text:span></text:span><text:a xlink:type="simple" xlink:href="https://speakerdeck.com/m157q/sitcon2015-android-repackaged-app-detection-system" text:style-name="Internet_20_link" text:visited-style-name="Visited_20_Internet_20_Link"><text:span text:style-name="Internet_20_link"><text:span text:style-name="T37">https://speakerdeck.com/m157q/sitcon2015-android-repackaged-app-detection-system</text:span></text:span></text:a></text:p>
            </text:list-item>
          </text:list>
        </text:list-item>
        <text:list-item>
          <text:p text:style-name="P28"><text:a xlink:type="simple" xlink:href="http://event.nchc.org.tw/2015/tscc/index.php?CONTENT_ID=25" text:style-name="Internet_20_link" text:visited-style-name="Visited_20_Internet_20_Link"><text:span text:style-name="Internet_20_link"><text:span text:style-name="T5">http://event.nchc.org.tw/2015/tscc/index.php?CONTENT_ID=25</text:span></text:span></text:a></text:p>
          <text:list>
            <text:list-item>
              <text:p text:style-name="P28"><text:span text:style-name="T24">Shortened URL: </text:span><text:a xlink:type="simple" xlink:href="http://goo.gl/80SZjB" text:style-name="Internet_20_link" text:visited-style-name="Visited_20_Internet_20_Link"><text:span text:style-name="Internet_20_link"><text:span text:style-name="T36">http://goo.gl/80SZjB</text:span></text:span></text:a></text:p>
            </text:list-item>
            <text:list-item>
              <text:p text:style-name="P28"><text:span text:style-name="T24">Team Name: </text:span><text:span text:style-name="Strong_20_Emphasis"><text:span text:style-name="T24">幼稚鬼團與他的快樂夥伴</text:span></text:span></text:p>
            </text:list-item>
          </text:list>
        </text:list-item>
        <text:list-item>
          <text:p text:style-name="P28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5">http://www.nicst.ey.gov.tw/News_Content4.aspx?n=11EC3BA2351F93AA&amp;sms=4D833E26864BB926&amp;s=4C2DD1B0FA325D80</text:span></text:span></text:a></text:p>
          <text:list>
            <text:list-item>
              <text:p text:style-name="P28"><text:span text:style-name="T23">Shortened URL: </text:span><text:a xlink:type="simple" xlink:href="http://goo.gl/oUfJqK" text:style-name="Internet_20_link" text:visited-style-name="Visited_20_Internet_20_Link"><text:span text:style-name="Internet_20_link"><text:span text:style-name="T33">http://goo.gl/oUfJqK</text:span></text:span></text:a></text:p>
            </text:list-item>
            <text:list-item>
              <text:p text:style-name="P28"><text:span text:style-name="T23">Team Name: 聽說名字太長躲在防火牆</text:span></text:p>
            </text:list-item>
          </text:list>
        </text:list-item>
      </text:list>
      <text:p text:style-name="Standard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Open Sans" svg:font-family="'Open Sans', sans-serif"/>
    <style:font-face style:name="OpenSymbol" svg:font-family="OpenSymbol, 'Arial Unicode MS'"/>
    <style:font-face style:name="Symbol" svg:font-family="Symbol"/>
    <style:font-face style:name="Wingdings" svg:font-family="Wingdings"/>
    <style:font-face style:name="arial" svg:font-family="arial, sans-serif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  <style:font-face style:name="iLiHei" svg:font-family="iLi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iLiHei" style:font-family-asian="iLiHei" style:font-family-generic-asian="system" style:font-pitch-asian="variable" style:font-size-asian="14pt" style:font-weight-asian="bold" style:font-name-complex="iLiHei" style:font-family-complex="iLiHei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name-asian="Times New Roman" style:font-family-asian="'Times New Roman'" style:font-family-generic-asian="roman" style:font-pitch-asian="variable" style:font-name-complex="Symbol" style:font-family-complex="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z3" style:family="text">
      <style:text-properties style:font-name="Wingdings" fo:font-family="Wingdings" style:font-name-complex="OpenSymbol1" style:font-family-complex="OpenSymbol, 'Arial Unicode MS'" style:font-charset-complex="x-symbol"/>
    </style:style>
    <style:style style:name="WW8Num2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1" style:family="text">
      <style:text-properties style:text-line-through-style="none" style:text-line-through-type="none"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text-line-through-style="none" style:text-line-through-type="none"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>
      <style:text-properties style:font-name="Wingdings" fo:font-family="Wingdings" style:font-name-complex="OpenSymbol1" style:font-family-complex="OpenSymbol, 'Arial Unicode MS'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2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2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2"/>
      </text:list-level-style-bullet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8-02-07T22:54:48.230486160</dc:date>
    <meta:editing-cycles>100</meta:editing-cycles>
    <meta:editing-duration>P6DT12H36M24S</meta:editing-duration>
    <meta:generator>LibreOffice/5.4.4.2$Linux_X86_64 LibreOffice_project/40m0$Build-2</meta:generator>
    <meta:document-statistic meta:table-count="9" meta:image-count="0" meta:object-count="0" meta:page-count="2" meta:paragraph-count="75" meta:word-count="633" meta:character-count="4482" meta:non-whitespace-character-count="3986"/>
  </office:meta>
</office:document-meta>
</file>